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6" style:parent-style-name="DefaultParagraphFont" style:family="text">
      <style:text-properties style:font-name="Aptos" style:font-name-complex="Aptos"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0" style:parent-style-name="DefaultParagraphFont" style:family="text">
      <style:text-properties style:font-name="Aptos" style:font-name-complex="Aptos"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4" style:parent-style-name="DefaultParagraphFont" style:family="text">
      <style:text-properties style:font-name="Aptos" style:font-name-complex="Aptos"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18" style:parent-style-name="DefaultParagraphFont" style:family="text">
      <style:text-properties style:font-name="Aptos" style:font-name-complex="Aptos"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style:font-name="MS Gothic" style:font-name-asian="MS Gothic" style:font-name-complex="MS Gothic" fo:font-weight="bold" style:font-weight-asian="bold" style:font-weight-complex="bold"/>
    </style:style>
    <style:style style:name="T22" style:parent-style-name="DefaultParagraphFont" style:family="text">
      <style:text-properties style:font-name="Aptos" style:font-name-complex="Aptos"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family="paragraph">
      <style:text-properties fo:font-weight="bold" style:font-weight-asian="bold" style:font-weight-complex="bold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family="paragraph">
      <style:text-properties fo:font-weight="bold" style:font-weight-asian="bold" style:font-weight-complex="bold"/>
    </style:style>
    <style:style style:name="P74" style:parent-style-name="Normal" style:family="paragraph">
      <style:text-properties fo:font-weight="bold" style:font-weight-asian="bold" style:font-weight-complex="bold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P78" style:parent-style-name="Normal" style:family="paragraph">
      <style:text-properties fo:font-weight="bold" style:font-weight-asian="bold" style:font-weight-complex="bold"/>
    </style:style>
    <style:style style:name="P79" style:parent-style-name="Normal" style:family="paragraph">
      <style:text-properties fo:font-weight="bold" style:font-weight-asian="bold" style:font-weight-complex="bold"/>
    </style:style>
    <style:style style:name="P80" style:parent-style-name="Normal" style:family="paragraph">
      <style:text-properties fo:font-weight="bold" style:font-weight-asian="bold" style:font-weight-complex="bold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P83" style:parent-style-name="Normal" style:family="paragraph">
      <style:text-properties fo:font-weight="bold" style:font-weight-asian="bold" style:font-weight-complex="bold"/>
    </style:style>
    <style:style style:name="P84" style:parent-style-name="Normal" style:family="paragraph">
      <style:text-properties fo:font-weight="bold" style:font-weight-asian="bold" style:font-weight-complex="bold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P86" style:parent-style-name="Normal" style:family="paragraph">
      <style:text-properties fo:font-weight="bold" style:font-weight-asian="bold" style:font-weight-complex="bold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family="paragraph">
      <style:text-properties fo:font-weight="bold" style:font-weight-asian="bold" style:font-weight-complex="bold"/>
    </style:style>
    <style:style style:name="P91" style:parent-style-name="Normal" style:family="paragraph">
      <style:text-properties fo:font-weight="bold" style:font-weight-asian="bold" style:font-weight-complex="bold"/>
    </style:style>
    <style:style style:name="P92" style:parent-style-name="Normal" style:family="paragraph">
      <style:text-properties fo:font-weight="bold" style:font-weight-asian="bold" style:font-weight-complex="bold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P95" style:parent-style-name="Normal" style:family="paragraph">
      <style:text-properties fo:font-weight="bold" style:font-weight-asian="bold" style:font-weight-complex="bold"/>
    </style:style>
    <style:style style:name="P96" style:parent-style-name="Normal" style:family="paragraph">
      <style:text-properties fo:font-weight="bold" style:font-weight-asian="bold" style:font-weight-complex="bold"/>
    </style:style>
    <style:style style:name="P97" style:parent-style-name="Normal" style:family="paragraph">
      <style:text-properties fo:font-weight="bold" style:font-weight-asian="bold" style:font-weight-complex="bold"/>
    </style:style>
    <style:style style:name="P98" style:parent-style-name="Normal" style:family="paragraph">
      <style:text-properties fo:font-weight="bold" style:font-weight-asian="bold" style:font-weight-complex="bold"/>
    </style:style>
    <style:style style:name="P99" style:parent-style-name="Normal" style:family="paragraph">
      <style:text-properties fo:font-weight="bold" style:font-weight-asian="bold" style:font-weight-complex="bold"/>
    </style:style>
    <style:style style:name="P100" style:parent-style-name="Normal" style:family="paragraph">
      <style:text-properties fo:font-weight="bold" style:font-weight-asian="bold" style:font-weight-complex="bold"/>
    </style:style>
    <style:style style:name="P101" style:parent-style-name="Normal" style:family="paragraph">
      <style:text-properties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P103" style:parent-style-name="Normal" style:family="paragraph">
      <style:text-properties fo:font-weight="bold" style:font-weight-asian="bold" style:font-weight-complex="bold"/>
    </style:style>
    <style:style style:name="P104" style:parent-style-name="Normal" style:family="paragraph">
      <style:text-properties fo:font-weight="bold" style:font-weight-asian="bold" style:font-weight-complex="bold"/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P107" style:parent-style-name="Normal" style:family="paragraph">
      <style:text-properties fo:font-weight="bold" style:font-weight-asian="bold" style:font-weight-complex="bold"/>
    </style:style>
    <style:style style:name="P108" style:parent-style-name="Normal" style:family="paragraph">
      <style:text-properties fo:font-weight="bold" style:font-weight-asian="bold" style:font-weight-complex="bold"/>
    </style:style>
    <style:style style:name="P109" style:parent-style-name="Normal" style:family="paragraph">
      <style:text-properties fo:font-weight="bold" style:font-weight-asian="bold" style:font-weight-complex="bold"/>
    </style:style>
    <style:style style:name="P110" style:parent-style-name="Normal" style:family="paragraph">
      <style:text-properties fo:font-weight="bold" style:font-weight-asian="bold" style:font-weight-complex="bold"/>
    </style:style>
    <style:style style:name="P111" style:parent-style-name="Normal" style:family="paragraph">
      <style:text-properties fo:font-weight="bold" style:font-weight-asian="bold" style:font-weight-complex="bold"/>
    </style:style>
    <style:style style:name="P112" style:parent-style-name="Normal" style:family="paragraph">
      <style:text-properties fo:font-weight="bold" style:font-weight-asian="bold" style:font-weight-complex="bold"/>
    </style:style>
    <style:style style:name="P113" style:parent-style-name="Normal" style:family="paragraph">
      <style:text-properties fo:font-weight="bold" style:font-weight-asian="bold" style:font-weight-complex="bold"/>
    </style:style>
    <style:style style:name="P114" style:parent-style-name="Normal" style:family="paragraph">
      <style:text-properties fo:font-weight="bold" style:font-weight-asian="bold" style:font-weight-complex="bold"/>
    </style:style>
    <style:style style:name="P115" style:parent-style-name="Normal" style:family="paragraph">
      <style:text-properties fo:font-weight="bold" style:font-weight-asian="bold" style:font-weight-complex="bold"/>
    </style:style>
    <style:style style:name="P116" style:parent-style-name="Normal" style:family="paragraph">
      <style:text-properties fo:font-weight="bold" style:font-weight-asian="bold" style:font-weight-complex="bold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P118" style:parent-style-name="Normal" style:family="paragraph">
      <style:text-properties fo:font-weight="bold" style:font-weight-asian="bold" style:font-weight-complex="bold"/>
    </style:style>
    <style:style style:name="P119" style:parent-style-name="Normal" style:family="paragraph">
      <style:text-properties fo:font-weight="bold" style:font-weight-asian="bold" style:font-weight-complex="bold"/>
    </style:style>
    <style:style style:name="P120" style:parent-style-name="Normal" style:family="paragraph">
      <style:text-properties fo:font-weight="bold" style:font-weight-asian="bold" style:font-weight-complex="bold"/>
    </style:style>
    <style:style style:name="P121" style:parent-style-name="Normal" style:family="paragraph">
      <style:text-properties fo:font-weight="bold" style:font-weight-asian="bold" style:font-weight-complex="bold"/>
    </style:style>
    <style:style style:name="P122" style:parent-style-name="Normal" style:family="paragraph">
      <style:text-properties fo:font-weight="bold" style:font-weight-asian="bold" style:font-weight-complex="bold"/>
    </style:style>
    <style:style style:name="P123" style:parent-style-name="Normal" style:family="paragraph">
      <style:text-properties fo:font-weight="bold" style:font-weight-asian="bold" style:font-weight-complex="bold"/>
    </style:style>
    <style:style style:name="P124" style:parent-style-name="Normal" style:family="paragraph">
      <style:text-properties fo:font-weight="bold" style:font-weight-asian="bold" style:font-weight-complex="bold"/>
    </style:style>
    <style:style style:name="P125" style:parent-style-name="Normal" style:family="paragraph">
      <style:text-properties fo:font-weight="bold" style:font-weight-asian="bold" style:font-weight-complex="bold"/>
    </style:style>
    <style:style style:name="P126" style:parent-style-name="Normal" style:family="paragraph">
      <style:text-properties fo:font-weight="bold" style:font-weight-asian="bold" style:font-weight-complex="bold"/>
    </style:style>
    <style:style style:name="P127" style:parent-style-name="Normal" style:family="paragraph">
      <style:text-properties fo:font-weight="bold" style:font-weight-asian="bold" style:font-weight-complex="bold"/>
    </style:style>
    <style:style style:name="P128" style:parent-style-name="Normal" style:family="paragraph">
      <style:text-properties fo:font-weight="bold" style:font-weight-asian="bold" style:font-weight-complex="bold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P130" style:parent-style-name="Normal" style:family="paragraph">
      <style:text-properties fo:font-weight="bold" style:font-weight-asian="bold" style:font-weight-complex="bold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P132" style:parent-style-name="Normal" style:family="paragraph">
      <style:text-properties fo:font-weight="bold" style:font-weight-asian="bold" style:font-weight-complex="bold"/>
    </style:style>
    <style:style style:name="P133" style:parent-style-name="Normal" style:family="paragraph">
      <style:text-properties fo:font-weight="bold" style:font-weight-asian="bold" style:font-weight-complex="bold"/>
    </style:style>
    <style:style style:name="P134" style:parent-style-name="Normal" style:family="paragraph">
      <style:text-properties fo:font-weight="bold" style:font-weight-asian="bold" style:font-weight-complex="bold"/>
    </style:style>
    <style:style style:name="P135" style:parent-style-name="Normal" style:family="paragraph">
      <style:text-properties fo:font-weight="bold" style:font-weight-asian="bold" style:font-weight-complex="bold"/>
    </style:style>
    <style:style style:name="P136" style:parent-style-name="Normal" style:family="paragraph">
      <style:text-properties fo:font-weight="bold" style:font-weight-asian="bold" style:font-weight-complex="bold"/>
    </style:style>
    <style:style style:name="P137" style:parent-style-name="Normal" style:family="paragraph">
      <style:text-properties fo:font-weight="bold" style:font-weight-asian="bold" style:font-weight-complex="bold"/>
    </style:style>
    <style:style style:name="P138" style:parent-style-name="Normal" style:family="paragraph">
      <style:text-properties fo:font-weight="bold" style:font-weight-asian="bold" style:font-weight-complex="bold"/>
    </style:style>
    <style:style style:name="P139" style:parent-style-name="Normal" style:family="paragraph">
      <style:text-properties fo:font-weight="bold" style:font-weight-asian="bold" style:font-weight-complex="bold"/>
    </style:style>
    <style:style style:name="P140" style:parent-style-name="Normal" style:family="paragraph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Project Name: blogapp</text:p>
      <text:p text:style-name="P2">Directory Structure:</text:p>
      <text:p text:style-name="P3">blogapp/</text:p>
      <text:p text:style-name="P4">│</text:p>
      <text:p text:style-name="Normal"><text:span text:style-name="T5">├</text:span><text:span text:style-name="T6">──</text:span><text:span text:style-name="T7"><text:s/>src/</text:span></text:p>
      <text:p text:style-name="Normal"><text:span text:style-name="T8">│ <text:s text:c="2"/></text:span><text:span text:style-name="T9">├</text:span><text:span text:style-name="T10">──</text:span><text:span text:style-name="T11"><text:s/>Post.js</text:span></text:p>
      <text:p text:style-name="Normal"><text:span text:style-name="T12">│ <text:s text:c="2"/></text:span><text:span text:style-name="T13">├</text:span><text:span text:style-name="T14">──</text:span><text:span text:style-name="T15"><text:s/>Posts.js</text:span></text:p>
      <text:p text:style-name="Normal"><text:span text:style-name="T16">│ <text:s text:c="2"/></text:span><text:span text:style-name="T17">├</text:span><text:span text:style-name="T18">──</text:span><text:span text:style-name="T19"><text:s/>App.js</text:span></text:p>
      <text:p text:style-name="Normal"><text:span text:style-name="T20">│ <text:s text:c="2"/></text:span><text:span text:style-name="T21">├</text:span><text:span text:style-name="T22">──</text:span><text:span text:style-name="T23"><text:s/>index.js</text:span></text:p>
      <text:p text:style-name="P24">│ <text:s text:c="2"/>└── ...</text:p>
      <text:p text:style-name="Normal"><text:span text:style-name="T25"><draw:custom-shape svg:x="0in" svg:y="0in" svg:width="45.51042in" svg:height="0.00139in" draw:z-index="0" draw:id="id0" draw:style-name="a0" draw:name="Horizontal Line 109" text:anchor-type="as-char"><svg:title/><svg:desc/><draw:enhanced-geometry draw:type="non-primitive" svg:viewBox="0 0 21600 21600" draw:enhanced-path="M 0 0 L 21600 0 21600 21600 0 21600 Z N"/></draw:custom-shape></text:span></text:p>
      <text:p text:style-name="P26"><text:s/>src/Post.js</text:p>
      <text:p text:style-name="P27">A simple class representing a Post object</text:p>
      <text:p text:style-name="P28">js</text:p>
      <text:p text:style-name="P29"/>
      <text:p text:style-name="P30">class Post {</text:p>
      <text:p text:style-name="P31"><text:s text:c="2"/>constructor(userId, id, title, body) {</text:p>
      <text:p text:style-name="P32"><text:s text:c="4"/>this.userId = userId;</text:p>
      <text:p text:style-name="P33"><text:s text:c="4"/>this.id = id;</text:p>
      <text:p text:style-name="P34"><text:s text:c="4"/>this.title = title;</text:p>
      <text:p text:style-name="P35"><text:s text:c="4"/>this.body = body;</text:p>
      <text:p text:style-name="P36"><text:s text:c="2"/>}</text:p>
      <text:p text:style-name="P37">}</text:p>
      <text:p text:style-name="P38"/>
      <text:p text:style-name="P39">export default Post;</text:p>
      <text:p text:style-name="Normal"><text:span text:style-name="T40"><draw:custom-shape svg:x="0in" svg:y="0in" svg:width="45.51042in" svg:height="0.00139in" draw:z-index="0" draw:id="id1" draw:style-name="a1" draw:name="Horizontal Line 111" text:anchor-type="as-char"><svg:title/><svg:desc/><draw:enhanced-geometry draw:type="non-primitive" svg:viewBox="0 0 21600 21600" draw:enhanced-path="M 0 0 L 21600 0 21600 21600 0 21600 Z N"/></draw:custom-shape></text:span></text:p>
      <text:p text:style-name="P41"><text:s/>src/Posts.js</text:p>
      <text:p text:style-name="P42">jsx</text:p>
      <text:soft-page-break/>
      <text:p text:style-name="P43">import React from 'react';</text:p>
      <text:p text:style-name="P44">import Post from './Post';</text:p>
      <text:p text:style-name="P45"/>
      <text:p text:style-name="P46">class Posts extends React.Component {</text:p>
      <text:p text:style-name="P47"><text:s text:c="2"/>constructor(props) {</text:p>
      <text:p text:style-name="P48"><text:s text:c="4"/>super(props);</text:p>
      <text:p text:style-name="P49"><text:s text:c="4"/>this.state = {</text:p>
      <text:p text:style-name="P50"><text:s text:c="6"/>posts: [],</text:p>
      <text:p text:style-name="P51"><text:s text:c="6"/>hasError: false</text:p>
      <text:p text:style-name="P52"><text:s text:c="4"/>};</text:p>
      <text:p text:style-name="P53"><text:s text:c="2"/>}</text:p>
      <text:p text:style-name="P54"/>
      <text:p text:style-name="P55"><text:s text:c="2"/>loadPosts = () =&gt; {</text:p>
      <text:p text:style-name="P56"><text:s text:c="4"/>fetch('https://jsonplaceholder.typicode.com/posts')</text:p>
      <text:p text:style-name="P57"><text:s text:c="6"/>.then(response =&gt; {</text:p>
      <text:p text:style-name="P58"><text:s text:c="8"/>if (!response.ok) {</text:p>
      <text:p text:style-name="P59"><text:s text:c="10"/>throw new Error('Failed to fetch posts');</text:p>
      <text:p text:style-name="P60"><text:s text:c="8"/>}</text:p>
      <text:p text:style-name="P61"><text:s text:c="8"/>return response.json();</text:p>
      <text:p text:style-name="P62"><text:s text:c="6"/>})</text:p>
      <text:p text:style-name="P63"><text:s text:c="6"/>.then(data =&gt; {</text:p>
      <text:p text:style-name="P64"><text:s text:c="8"/>const loadedPosts = data.map(p =&gt; new Post(p.userId, p.id, p.title, p.body));</text:p>
      <text:p text:style-name="P65"><text:s text:c="8"/>this.setState({ posts: loadedPosts });</text:p>
      <text:p text:style-name="P66"><text:s text:c="6"/>})</text:p>
      <text:p text:style-name="P67"><text:s text:c="6"/>.catch(error =&gt; {</text:p>
      <text:p text:style-name="P68"><text:s text:c="8"/>console.error("Fetch error:", error);</text:p>
      <text:p text:style-name="P69"><text:s text:c="8"/>this.setState({ hasError: true });</text:p>
      <text:p text:style-name="P70"><text:s text:c="6"/>});</text:p>
      <text:soft-page-break/>
      <text:p text:style-name="P71"><text:s text:c="2"/>};</text:p>
      <text:p text:style-name="P72"/>
      <text:p text:style-name="P73"><text:s text:c="2"/>componentDidMount() {</text:p>
      <text:p text:style-name="P74"><text:s text:c="4"/>this.loadPosts();</text:p>
      <text:p text:style-name="P75"><text:s text:c="2"/>}</text:p>
      <text:p text:style-name="P76"/>
      <text:p text:style-name="P77"><text:s text:c="2"/>componentDidCatch(error, info) {</text:p>
      <text:p text:style-name="P78"><text:s text:c="4"/>alert("An error occurred while rendering the component.");</text:p>
      <text:p text:style-name="P79"><text:s text:c="4"/>console.error("Error caught in componentDidCatch:", error, info);</text:p>
      <text:p text:style-name="P80"><text:s text:c="2"/>}</text:p>
      <text:p text:style-name="P81"/>
      <text:p text:style-name="P82"><text:s text:c="2"/>render() {</text:p>
      <text:p text:style-name="P83"><text:s text:c="4"/>if (this.state.hasError) {</text:p>
      <text:p text:style-name="P84"><text:s text:c="6"/>return &lt;h2&gt;Something went wrong while loading posts.&lt;/h2&gt;;</text:p>
      <text:p text:style-name="P85"><text:s text:c="4"/>}</text:p>
      <text:p text:style-name="P86"/>
      <text:p text:style-name="P87"><text:s text:c="4"/>return (</text:p>
      <text:p text:style-name="P88"><text:s text:c="6"/>&lt;div style={{ padding: '20px' }}&gt;</text:p>
      <text:p text:style-name="P89"><text:s text:c="8"/>&lt;h1&gt;Blog Posts&lt;/h1&gt;</text:p>
      <text:p text:style-name="P90"><text:s text:c="8"/>{this.state.posts.map(post =&gt; (</text:p>
      <text:p text:style-name="P91"><text:s text:c="10"/>&lt;div key={post.id} style={{ marginBottom: '20px', border: '1px solid #ccc', padding: '10px' }}&gt;</text:p>
      <text:p text:style-name="P92"><text:s text:c="12"/>&lt;h2&gt;{post.title}&lt;/h2&gt;</text:p>
      <text:p text:style-name="P93"><text:s text:c="12"/>&lt;p&gt;{post.body}&lt;/p&gt;</text:p>
      <text:p text:style-name="P94"><text:s text:c="10"/>&lt;/div&gt;</text:p>
      <text:p text:style-name="P95"><text:s text:c="8"/>))}</text:p>
      <text:p text:style-name="P96"><text:s text:c="6"/>&lt;/div&gt;</text:p>
      <text:p text:style-name="P97"><text:s text:c="4"/>);</text:p>
      <text:soft-page-break/>
      <text:p text:style-name="P98"><text:s text:c="2"/>}</text:p>
      <text:p text:style-name="P99">}</text:p>
      <text:p text:style-name="P100"/>
      <text:p text:style-name="P101">export default Posts;</text:p>
      <text:p text:style-name="Normal"><text:span text:style-name="T102"><draw:custom-shape svg:x="0in" svg:y="0in" svg:width="45.51042in" svg:height="0.00139in" draw:z-index="0" draw:id="id2" draw:style-name="a2" draw:name="Horizontal Line 112" text:anchor-type="as-char"><svg:title/><svg:desc/><draw:enhanced-geometry draw:type="non-primitive" svg:viewBox="0 0 21600 21600" draw:enhanced-path="M 0 0 L 21600 0 21600 21600 0 21600 Z N"/></draw:custom-shape></text:span></text:p>
      <text:p text:style-name="P103"><text:s/>src/App.js</text:p>
      <text:p text:style-name="P104">jsx</text:p>
      <text:p text:style-name="P105">import React from 'react';</text:p>
      <text:p text:style-name="P106">import Posts from './Posts';</text:p>
      <text:p text:style-name="P107"/>
      <text:p text:style-name="P108">function App() {</text:p>
      <text:p text:style-name="P109"><text:s text:c="2"/>return (</text:p>
      <text:p text:style-name="P110"><text:s text:c="4"/>&lt;div&gt;</text:p>
      <text:p text:style-name="P111"><text:s text:c="6"/>&lt;Posts /&gt;</text:p>
      <text:p text:style-name="P112"><text:s text:c="4"/>&lt;/div&gt;</text:p>
      <text:p text:style-name="P113"><text:s text:c="2"/>);</text:p>
      <text:p text:style-name="P114">}</text:p>
      <text:p text:style-name="P115"/>
      <text:p text:style-name="P116">export default App;</text:p>
      <text:p text:style-name="Normal"><text:span text:style-name="T117"><draw:custom-shape svg:x="0in" svg:y="0in" svg:width="45.51042in" svg:height="0.00139in" draw:z-index="0" draw:id="id3" draw:style-name="a3" draw:name="Horizontal Line 113" text:anchor-type="as-char"><svg:title/><svg:desc/><draw:enhanced-geometry draw:type="non-primitive" svg:viewBox="0 0 21600 21600" draw:enhanced-path="M 0 0 L 21600 0 21600 21600 0 21600 Z N"/></draw:custom-shape></text:span></text:p>
      <text:p text:style-name="P118"><text:s/>src/index.js</text:p>
      <text:p text:style-name="P119">jsx</text:p>
      <text:p text:style-name="P120">import React from 'react';</text:p>
      <text:p text:style-name="P121">import ReactDOM from 'react-dom/client';</text:p>
      <text:p text:style-name="P122">import './index.css';</text:p>
      <text:p text:style-name="P123">import App from './App';</text:p>
      <text:p text:style-name="P124"/>
      <text:p text:style-name="P125">const root = ReactDOM.createRoot(document.getElementById('root'));</text:p>
      <text:soft-page-break/>
      <text:p text:style-name="P126">root.render(</text:p>
      <text:p text:style-name="P127"><text:s text:c="2"/>&lt;React.StrictMode&gt;</text:p>
      <text:p text:style-name="P128"><text:s text:c="4"/>&lt;App /&gt;</text:p>
      <text:p text:style-name="P129"><text:s text:c="2"/>&lt;/React.StrictMode&gt;</text:p>
      <text:p text:style-name="P130">);</text:p>
      <text:p text:style-name="Normal"><text:span text:style-name="T131"><draw:custom-shape svg:x="0in" svg:y="0in" svg:width="45.51042in" svg:height="0.00139in" draw:z-index="0" draw:id="id4" draw:style-name="a4" draw:name="Horizontal Line 114" text:anchor-type="as-char"><svg:title/><svg:desc/><draw:enhanced-geometry draw:type="non-primitive" svg:viewBox="0 0 21600 21600" draw:enhanced-path="M 0 0 L 21600 0 21600 21600 0 21600 Z N"/></draw:custom-shape></text:span></text:p>
      <text:p text:style-name="P132"><text:s/>How to Run</text:p>
      <text:p text:style-name="P133">1. Create React App</text:p>
      <text:p text:style-name="P134">npx create-react-app blogapp</text:p>
      <text:p text:style-name="P135">2. Move into the project directory</text:p>
      <text:p text:style-name="P136">cd blogapp</text:p>
      <text:p text:style-name="P137">3. Replace or add the files (Post.js, Posts.js, App.js) as per the code above.</text:p>
      <text:p text:style-name="P138">4. Run the application</text:p>
      <text:p text:style-name="P139">npm start</text:p>
      <text:p text:style-name="P1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7-27T18:49:00Z</meta:creation-date>
    <dc:date>2025-07-27T18:51:00Z</dc:date>
    <meta:template xlink:href="Normal.dotm" xlink:type="simple"/>
    <meta:editing-cycles>2</meta:editing-cycles>
    <meta:editing-duration>PT120S</meta:editing-duration>
    <meta:document-statistic meta:page-count="5" meta:paragraph-count="4" meta:word-count="372" meta:character-count="2495" meta:row-count="17" meta:non-whitespace-character-count="2127"/>
  </office:meta>
</office:document-meta>
</file>